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D54000009F54280633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subtitle">
      <style:graphic-properties draw:fill-color="#ffffff" draw:auto-grow-height="true" fo:min-height="12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.863cm" svg:x="1.4cm" svg:y="4.537cm" presentation:class="title" presentation:user-transformed="true">
          <draw:text-box>
            <text:p>Titre</text:p>
          </draw:text-box>
        </draw:frame>
        <draw:frame presentation:style-name="pr2" draw:text-style-name="P1" draw:layer="layout" svg:width="25.199cm" svg:height="12.573cm" svg:x="1.4cm" svg:y="6.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dash" draw:stroke-dash="Fine_20_Dashed" svg:stroke-width="0.1cm" svg:stroke-color="#ffffff" draw:marker-start-width="0.35cm" draw:marker-end="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5.199cm" svg:height="1.863cm" svg:x="1.4cm" svg:y="3.237cm" presentation:class="title" presentation:placeholder="true">
        <draw:text-box/>
      </draw:frame>
      <draw:frame presentation:style-name="Standard-outline1" draw:layer="backgroundobjects" svg:width="25.199cm" svg:height="12.573cm" svg:x="1.4cm" svg:y="6.2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page-number>&lt;numéro&gt;</text:page-number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1">Fabien BROSSIER et Christophe DESCLAUX</text:span></text:p>
        </draw:text-box>
      </draw:frame>
      <draw:frame draw:style-name="Mgr5" draw:text-style-name="MP6" draw:layer="backgroundobjects" svg:width="6.817cm" svg:height="0.962cm" svg:x="24.4cm" svg:y="19.979cm">
        <draw:text-box>
          <text:p text:style-name="MP6"><text:page-number>&lt;numéro&gt;</text:page-number> / <text:page-count>1</text:page-count></text:p>
        </draw:text-box>
      </draw:frame>
      <draw:line presentation:style-name="Mpr2" draw:text-style-name="MP3" draw:layer="backgroundobjects" svg:x1="1.4cm" svg:y1="6.4cm" svg:x2="26.6cm" svg:y2="6.4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11M32S</meta:editing-duration>
    <meta:editing-cycles>4</meta:editing-cycles>
    <dc:date>2012-02-20T15:15:13</dc:date>
    <meta:generator>LibreOffice/3.4$Unix LibreOffice_project/340m1$Build-502</meta:generator>
    <meta:document-statistic meta:object-count="29"/>
  </office:meta>
</office:document-meta>
</file>